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52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3.184cm"/>
    </style:style>
    <style:style style:name="co6" style:family="table-column">
      <style:table-column-properties fo:break-before="auto" style:column-width="6.1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Návrh 3 adresneho kodu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STRUKCE</text:p>
          </table:table-cell>
          <table:table-cell office:value-type="string" calcext:value-type="string">
            <text:p>1. PARAM</text:p>
          </table:table-cell>
          <table:table-cell office:value-type="string" calcext:value-type="string">
            <text:p>2. PARAM</text:p>
          </table:table-cell>
          <table:table-cell office:value-type="string" calcext:value-type="string">
            <text:p>3.PARAM</text:p>
          </table:table-cell>
          <table:table-cell/>
          <table:table-cell office:value-type="string" calcext:value-type="string">
            <text:p>poz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bb</text:p>
          </table:table-cell>
          <table:table-cell office:value-type="string" calcext:value-type="string">
            <text:p>od čeho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vysledek</text:p>
          </table:table-cell>
          <table:table-cell office:value-type="string" calcext:value-type="string">
            <text:p>odítaní</text:p>
          </table:table-cell>
          <table:table-cell office:value-type="string" calcext:value-type="string">
            <text:p>ostatní matika stejně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mp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 čím</text:p>
          </table:table-cell>
          <table:table-cell office:value-type="string" calcext:value-type="string">
            <text:p>vysledek</text:p>
          </table:table-cell>
          <table:table-cell office:value-type="string" calcext:value-type="string">
            <text:p>porovnaní</text:p>
          </table:table-cell>
          <table:table-cell office:value-type="string" calcext:value-type="string">
            <text:p>vysledek by mohl byt klasicky -1, 0 nebo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t</text:p>
          </table:table-cell>
          <table:table-cell office:value-type="string" calcext:value-type="string">
            <text:p>co se ma vrati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m to uložit</text:p>
          </table:table-cell>
          <table:table-cell office:value-type="string" calcext:value-type="string">
            <text:p>return z funkc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office:value-type="string" calcext:value-type="string">
            <text:p>vysledek podmink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m skočit</text:p>
          </table:table-cell>
          <table:table-cell office:value-type="string" calcext:value-type="string">
            <text:p>skokove instrukce</text:p>
          </table:table-cell>
          <table:table-cell office:value-type="string" calcext:value-type="string">
            <text:p>když bude param 1. param null skok vžd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office:value-type="string" calcext:value-type="string">
            <text:p>seznam instrukcí</text:p>
          </table:table-cell>
          <table:table-cell office:value-type="string" calcext:value-type="string">
            <text:p>parametry</text:p>
          </table:table-cell>
          <table:table-cell office:value-type="string" calcext:value-type="string">
            <text:p>kam se ma uložit vysledek funkce</text:p>
          </table:table-cell>
          <table:table-cell office:value-type="string" calcext:value-type="string">
            <text:p>volaní funkci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Generovaní mat. Inst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orřebne věci: obousměrný seznam pro instrukc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výraz v prefixovém tvaru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 table:number-columns-spanned="12" table:number-rows-spanned="1">
            <text:p>jako první narazí na operator vygeneruje instrukci dočasně bez argumentu jenom 3 param bude adresa kam se ma cely vysledek uložit 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 table:number-columns-spanned="6" table:number-rows-spanned="1">
            <text:p>na řadě je argument přiřadí se k aktualní <text:s/>instrukci v seznamu když jsou první 2 parametry už obsazeny hleda se místo v nasledující instrukci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 table:number-columns-spanned="12" table:number-rows-spanned="1">
            <text:p>narazí na operator vloží se před naposledy vloženou instrukci jako 3 parametr se vytvoří pomocna proměna kde se dočasně uloží mezivýsledek tato proměna se požije jako parametr v nasledující instrukci která nění plně zaplněna</text:p>
          </table:table-cell>
          <table:covered-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ŘÍKLAD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*(B+C)/D = /*A+BCD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1 KROK</text:p>
          </table:table-cell>
          <table:table-cell office:value-type="string" calcext:value-type="string">
            <text:p>DIV _ _ ASSIGN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2 KROK</text:p>
          </table:table-cell>
          <table:table-cell office:value-type="string" calcext:value-type="string">
            <text:p>MUL _ _ 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IV X _ ASSIGN</text:p>
          </table:table-cell>
          <table:table-cell table:number-columns-repeated="10"/>
        </table:table-row>
        <table:table-row table:style-name="ro1">
          <table:table-cell/>
          <table:table-cell table:number-columns-spanned="9" table:number-rows-spanned="1"/>
          <table:covered-table-cell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3 KROK</text:p>
          </table:table-cell>
          <table:table-cell office:value-type="string" calcext:value-type="string">
            <text:p>MUL A _ 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IV X _ ASSIGN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4 KROK</text:p>
          </table:table-cell>
          <table:table-cell office:value-type="string" calcext:value-type="string">
            <text:p>ADD _ _ 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UL A Y 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IV X _ ASSIGN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5 KROK</text:p>
          </table:table-cell>
          <table:table-cell office:value-type="string" calcext:value-type="string">
            <text:p>ADD B _ 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UL A Y 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IV X _ ASSIGN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6 KROK</text:p>
          </table:table-cell>
          <table:table-cell office:value-type="string" calcext:value-type="string">
            <text:p>ADD B C 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UL A Y 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IV X _ ASSIGN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7 KROK</text:p>
          </table:table-cell>
          <table:table-cell office:value-type="string" calcext:value-type="string">
            <text:p>ADD B C 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UL A Y 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IV X D ASSIG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.00.0000</text:date>, <text:time style:data-style-name="N2" text:time-value="12:57:18.024036013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12:34:48.841510828</meta:creation-date>
    <dc:date>2014-09-08T15:37:26.594944951</dc:date>
    <meta:editing-duration>P0D</meta:editing-duration>
    <meta:editing-cycles>2</meta:editing-cycles>
    <meta:generator>LibreOffice/4.2.6.3$Linux_X86_64 LibreOffice_project/420m0$Build-3</meta:generator>
    <meta:document-statistic meta:table-count="1" meta:cell-count="69" meta:object-count="0"/>
  </office:meta>
</office:document-meta>
</file>